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6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6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6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7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bold" officeooo:rsid="00767cc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7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7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76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5" style:family="text">
      <style:text-properties fo:font-variant="normal" fo:text-transform="none" fo:color="#c9211e" style:font-name="Consolas" fo:font-size="10pt" fo:letter-spacing="normal" fo:font-style="normal" fo:font-weight="bold" officeooo:rsid="00d4937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6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7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8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9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0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2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3" style:family="text">
      <style:text-properties fo:color="#999999" officeooo:rsid="0026793c"/>
    </style:style>
    <style:style style:name="T44" style:family="text">
      <style:text-properties fo:color="#999999" officeooo:rsid="002b4312"/>
    </style:style>
    <style:style style:name="T45" style:family="text">
      <style:text-properties fo:color="#999999" officeooo:rsid="00299511" style:font-size-asian="10pt" style:font-size-complex="10pt"/>
    </style:style>
    <style:style style:name="T46" style:family="text">
      <style:text-properties officeooo:rsid="0026793c"/>
    </style:style>
    <style:style style:name="T47" style:family="text">
      <style:text-properties fo:color="#00a933"/>
    </style:style>
    <style:style style:name="T48" style:family="text">
      <style:text-properties fo:color="#00a933" officeooo:rsid="00450c81"/>
    </style:style>
    <style:style style:name="T49" style:family="text">
      <style:text-properties fo:color="#00a933" officeooo:rsid="00449123"/>
    </style:style>
    <style:style style:name="T50" style:family="text">
      <style:text-properties fo:color="#00a933" officeooo:rsid="00406ee0"/>
    </style:style>
    <style:style style:name="T51" style:family="text">
      <style:text-properties fo:color="#00a933" officeooo:rsid="004857e7"/>
    </style:style>
    <style:style style:name="T52" style:family="text">
      <style:text-properties fo:color="#00a933" officeooo:rsid="0049c045"/>
    </style:style>
    <style:style style:name="T53" style:family="text">
      <style:text-properties fo:color="#00a933" officeooo:rsid="00449123" fo:background-color="transparent" loext:char-shading-value="0"/>
    </style:style>
    <style:style style:name="T54" style:family="text">
      <style:text-properties fo:color="#00a933" officeooo:rsid="00392ba4" fo:background-color="transparent" loext:char-shading-value="0"/>
    </style:style>
    <style:style style:name="T55" style:family="text">
      <style:text-properties fo:color="#00a933" officeooo:rsid="0049c045" fo:background-color="transparent" loext:char-shading-value="0"/>
    </style:style>
    <style:style style:name="T56" style:family="text">
      <style:text-properties officeooo:rsid="00449123"/>
    </style:style>
    <style:style style:name="T57" style:family="text">
      <style:text-properties officeooo:rsid="0049c045"/>
    </style:style>
    <style:style style:name="T58" style:family="text">
      <style:text-properties fo:font-weight="normal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60" style:family="text">
      <style:text-properties officeooo:rsid="004cccdf"/>
    </style:style>
    <style:style style:name="T6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6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3" style:family="text">
      <style:text-properties fo:color="#c0c0c0"/>
    </style:style>
    <style:style style:name="T64" style:family="text">
      <style:text-properties fo:color="#000080"/>
    </style:style>
    <style:style style:name="T65" style:family="text">
      <style:text-properties officeooo:rsid="0020edfd" style:font-size-asian="10pt" style:font-size-complex="10pt"/>
    </style:style>
    <style:style style:name="T66" style:family="text">
      <style:text-properties fo:font-weight="bold" style:font-size-asian="10pt" style:font-weight-asian="bold" style:font-size-complex="10pt" style:font-weight-complex="bold"/>
    </style:style>
    <style:style style:name="T67" style:family="text">
      <style:text-properties fo:font-weight="bold" officeooo:rsid="0020edfd" style:font-size-asian="10pt" style:font-weight-asian="bold" style:font-size-complex="10pt" style:font-weight-complex="bold"/>
    </style:style>
    <style:style style:name="T68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9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70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fo:color="#c9211e" fo:font-weight="normal" style:font-size-asian="10pt" style:font-weight-asian="normal" style:font-size-complex="10pt" style:font-weight-complex="normal"/>
    </style:style>
    <style:style style:name="T72" style:family="text">
      <style:text-properties fo:color="#c9211e" officeooo:rsid="003a12f1"/>
    </style:style>
    <style:style style:name="T73" style:family="text">
      <style:text-properties fo:color="#c9211e" officeooo:rsid="009560fb"/>
    </style:style>
    <style:style style:name="T74" style:family="text">
      <style:text-properties fo:color="#c9211e" style:font-name="Consolas1" fo:font-size="12pt" fo:font-weight="normal" style:font-weight-asian="normal" style:font-weight-complex="normal"/>
    </style:style>
    <style:style style:name="T75" style:family="text">
      <style:text-properties fo:color="#c9211e" style:font-name="Menlo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6" style:family="text">
      <style:text-properties fo:color="#c9211e" style:font-name="Menlo" fo:font-size="7.80000019073486pt" fo:font-style="italic" fo:font-weight="bold" style:font-style-asian="italic" style:font-weight-asian="bold" style:font-style-complex="italic" style:font-weight-complex="bold" loext:padding="0in" loext:border="none"/>
    </style:style>
    <style:style style:name="T77" style:family="text">
      <style:text-properties fo:color="#c9211e" style:font-name="Noto Sans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8" style:family="text">
      <style:text-properties fo:color="#c9211e" style:font-name="Consolas" fo:font-style="normal" fo:font-weight="bold" officeooo:rsid="00767cc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9" style:family="text">
      <style:text-properties fo:color="#c9211e" style:font-name="Consolas" fo:font-weight="bold" officeooo:rsid="00767cc5" fo:background-color="transparent" loext:char-shading-value="0" style:font-name-asian="Noto Sans Mono CJK SC" style:font-style-asian="italic" style:font-weight-asian="bold" style:font-name-complex="Liberation Mono" style:font-style-complex="italic" style:font-weight-complex="bold" loext:padding="0in" loext:border="none"/>
    </style:style>
    <style:style style:name="T80" style:family="text">
      <style:text-properties fo:background-color="#ffff00" loext:char-shading-value="0"/>
    </style:style>
    <style:style style:name="T81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82" style:family="text">
      <style:text-properties officeooo:rsid="009560fb"/>
    </style:style>
    <style:style style:name="T83" style:family="text">
      <style:text-properties officeooo:rsid="003a12f1"/>
    </style:style>
    <style:style style:name="T84" style:family="text">
      <style:text-properties officeooo:rsid="0096ece9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b1fce7"/>
    </style:style>
    <style:style style:name="T87" style:family="text">
      <style:text-properties officeooo:rsid="00b23a86"/>
    </style:style>
    <style:style style:name="T88" style:family="text">
      <style:text-properties officeooo:rsid="00c81789"/>
    </style:style>
    <style:style style:name="T89" style:family="text">
      <style:text-properties style:font-name-asian="Noto Sans Mono CJK SC" style:font-name-complex="Liberation Mono"/>
    </style:style>
    <style:style style:name="T90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91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92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93" style:family="text">
      <style:text-properties officeooo:rsid="00d04696"/>
    </style:style>
    <style:style style:name="T94" style:family="text">
      <style:text-properties officeooo:rsid="00d49371"/>
    </style:style>
    <style:style style:name="T95" style:family="text">
      <style:text-properties style:font-style-asian="normal" style:font-style-complex="normal" loext:padding="0in" loext:border="none"/>
    </style:style>
    <style:style style:name="T96" style:family="text">
      <style:text-properties style:font-style-asian="italic" style:font-style-complex="italic" loext:padding="0in" loext:border="none"/>
    </style:style>
    <style:style style:name="T97" style:family="text">
      <style:text-properties officeooo:rsid="00d7d2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80">https://habr.com/ru/companies/flant/articles/336654/</text:span></text:a></text:p>
      <text:p text:style-name="P2"/>
      <text:p text:style-name="P60">Запуск из моего репозитория</text:p>
      <text:p text:style-name="P58">docker run <text:s/>-e TERM=xterm <text:s/>8evgeny/cowsay-dockerfile</text:p>
      <text:p text:style-name="P29"/>
      <text:p text:style-name="P28"><text:span text:style-name="T85">ssh </text:span><text:a xlink:type="simple" xlink:href="mailto:asoldatov@172.17.4.40" text:style-name="Internet_20_link" text:visited-style-name="Visited_20_Internet_20_Link"><text:span text:style-name="T85">asoldatov@172.17.4.40</text:span></text:a></text:p>
      <text:p text:style-name="P29">8B&amp;987b*&amp;^5c*V&amp;^%</text:p>
      <text:p text:style-name="P29"/>
      <text:p text:style-name="P40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30">123</text:p>
      <text:p text:style-name="P37"/>
      <text:p text:style-name="P41"><text:span text:style-name="T72">sudo sshfs -o allow_other </text:span><text:span text:style-name="T73">evg</text:span><text:span text:style-name="T72">@172.17.4.40:/home/</text:span><text:span text:style-name="T73">evg</text:span><text:span text:style-name="T72">/ ~/SOFT/Github/GIT/24_arhiv/</text:span><text:span text:style-name="T73">evg</text:span></text:p>
      <text:p text:style-name="P39"/>
      <text:p text:style-name="P17"><text:span text:style-name="T83">docker run -it --rm -d -p </text:span><text:span text:style-name="T81">8888</text:span><text:span text:style-name="T83">:80 --name web -v </text:span><text:span text:style-name="T82">/home/evg/16_WEB_ARHIV/CONTENT</text:span><text:span text:style-name="T83">:/usr/share/nginx/html nginx </text:span></text:p>
      <text:p text:style-name="P40"><text:a xlink:type="simple" xlink:href="http://172.17.4.40:8888/" text:style-name="Internet_20_link" text:visited-style-name="Visited_20_Internet_20_Link"><text:span text:style-name="T68">http://172.17.4.40:8</text:span></text:a><text:a xlink:type="simple" xlink:href="http://172.17.4.40:8888/" text:style-name="Internet_20_link" text:visited-style-name="Visited_20_Internet_20_Link"><text:span text:style-name="T69">888</text:span></text:a></text:p>
      <text:p text:style-name="P38"/>
      <text:p text:style-name="P15">docker build -t <text:s/>createwebcontent ~/SOFT/Github/GIT/16_WEB_ARHIV <text:s/><text:span text:style-name="T84">(см Dockerfile)</text:span></text:p>
      <text:p text:style-name="P14">docker tag createwebcontent 8evgeny/createwebcontent</text:p>
      <text:p text:style-name="P75">docker login <text:s text:c="3"/>(8evgeny <text:s text:c="2"/>password)</text:p>
      <text:p text:style-name="P14">docker push 8evgeny/createwebcontent</text:p>
      <text:p text:style-name="P14"/>
      <text:p text:style-name="P3"/>
      <text:p text:style-name="P7">Скрипт start</text:p>
      <text:p text:style-name="P18"/>
      <text:p text:style-name="P4">#!/usr/bin/bash</text:p>
      <text:p text:style-name="P4">docker run -it --rm -d -p 8888:80 --name web -v /home/evg/16_WEB_ARHIV/CONTENT:/usr/share/nginx/html nginx</text:p>
      <text:p text:style-name="P4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8">- Контейнер создан с теми-же путями</text:p>
      <text:p text:style-name="P8">- Помещен в DockerHub</text:p>
      <text:p text:style-name="P8">- На виртуалке по команде docker run <text:s/>он <text:s/>выкачивается</text:p>
      <text:p text:style-name="P20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9">- <text:span text:style-name="T86">/home/evg/16_WEB_ARHIV/</text:span><text:span text:style-name="T88">CONTENT</text:span><text:span text:style-name="T86"> <text:s/>- <text:s/>и все что внутри - результат работы контейнера</text:span></text:p>
      <text:p text:style-name="P19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10">- Копируем все содержимое контейнера <text:span text:style-name="T87">в </text:span><text:span text:style-name="T86">/home/evg/16_WEB_ARHIV</text:span></text:p>
      <text:p text:style-name="P8">- Удаляем контейнер</text:p>
      <text:p text:style-name="P11"/>
      <text:p text:style-name="P69">PSQL</text:p>
      <text:p text:style-name="P76"><text:span text:style-name="Emphasis"><text:span text:style-name="T38">docker exec -it </text:span></text:span><text:span text:style-name="Source_20_Text"><text:span text:style-name="T42">niokr_archiv_PSQL_13.3</text:span></text:span><text:span text:style-name="Emphasis"><text:span text:style-name="T38"> psql -U </text:span></text:span><text:span text:style-name="Emphasis"><text:span text:style-name="T40">postgres</text:span></text:span><text:span text:style-name="Emphasis"><text:span text:style-name="T38"> -d </text:span></text:span><text:span text:style-name="Emphasis"><text:span text:style-name="T40">niokrDB</text:span></text:span></text:p>
      <text:p text:style-name="P71">\l <text:s text:c="2"/>базы</text:p>
      <text:p text:style-name="P71">\dt <text:s/>таблицы</text:p>
      <text:p text:style-name="P71">\dS web_content <text:s text:c="4"/><text:span text:style-name="T97">столбцы</text:span></text:p>
      <text:p text:style-name="P70">docker exec -it niokr_archiv_PSQL_13.3 psql -U postgres -d niokrDB -c 'SELECT * FROM web_content'</text:p>
      <text:p text:style-name="P73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cd "Ниокр-Актуальные документы"</text:p>
      <text:p text:style-name="P11">Qwerty123Qwerty123</text:p>
      <text:p text:style-name="P11"/>
      <text:p text:style-name="P11"><text:span text:style-name="Source_20_Text"><text:span text:style-name="T92">sudo apt-get install keyutils</text:span></text:span><text:span text:style-name="Source_20_Text"><text:span text:style-name="T90"> <text:s/>- <text:s/></text:span></text:span><text:span text:style-name="Source_20_Text"><text:span text:style-name="T91">без этого не монтировалось</text:span></text:span></text:p>
      <text:p text:style-name="P67">sudo mount -t cifs //172.20.6.32/git/TRANSFER -o cred=/home/evg/.cifs_evg,vers=3.0 <text:s/>/home/evg/TRANSFER</text:p>
      <text:p text:style-name="P22"><text:soft-page-break/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1"/>
      <text:p text:style-name="P12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89">u</text:span></text:a><text:a xlink:type="simple" xlink:href="mailto:username%3Devgeniy.parubets@git-holding.ru" text:style-name="Internet_20_link" text:visited-style-name="Visited_20_Internet_20_Link"><text:span text:style-name="T89">sername=evgeniy.parubets@git-holding.ru</text:span></text:a><text:span text:style-name="T89">,</text:span>password=Qwerty123Qwerty123,vers=1.0</text:p>
      <text:p text:style-name="P16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6">172.20.6.32</text:p>
      <text:p text:style-name="P13"><text:span text:style-name="T71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70">,</text:span><text:span text:style-name="T71">password=Qwerty123Qwerty123,</text:span><text:span text:style-name="T74">iocharset=utf8,</text:span><text:span text:style-name="T71">vers=1.0</text:span></text:p>
      <text:p text:style-name="P31"/>
      <text:p text:style-name="P21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31"/>
      <text:p text:style-name="P31"/>
      <text:p text:style-name="P31"/>
      <text:p text:style-name="P31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32">sudo smbclient /<text:span text:style-name="T30">//fs01.git-holding.ru/git/TRANSFER </text:span><text:s/>-N -c "cd NewFolder; tar c captures.tar *.cap"</text:p>
      <text:p text:style-name="P43"/>
      <text:p text:style-name="P44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23">docker run hello-world</text:p>
      <text:p text:style-name="P23">docker run -it ubuntu bash</text:p>
      <text:p text:style-name="P24">docker image ls</text:p>
      <text:p text:style-name="P27"><text:span text:style-name="T66">docker rm </text:span><text:span text:style-name="T67">ИМЯ </text:span><text:span text:style-name="T65"><text:tab/> <text:s/><text:tab/></text:span><text:span text:style-name="T45">удалить окончательно</text:span></text:p>
      <text:p text:style-name="P35"/>
      <text:p text:style-name="P25"><text:span text:style-name="T46">docker rm -v $(docker ps -aq -f status=exited) <text:s text:c="2"/></text:span><text:span text:style-name="T44">удалить все остановленные</text:span><text:span text:style-name="T43"><text:tab/></text:span></text:p>
      <text:p text:style-name="P63"><text:span text:style-name="T61">echo alias </text:span><text:span text:style-name="T62">drm</text:span><text:span text:style-name="T61">="'docker rm -v $(docker ps -aq -f status=exited)'"&gt;&gt;.bashrc</text:span></text:p>
      <text:p text:style-name="P35"/>
      <text:p text:style-name="P33"><text:span text:style-name="T2">docker rm -v $(docker ps -aq -f status=</text:span><text:span text:style-name="T3">created</text:span><text:span text:style-name="T2">)</text:span></text:p>
      <text:p text:style-name="P26">docker rm 3e4029856551</text:p>
      <text:p text:style-name="P33"><text:span text:style-name="T2">docker </text:span><text:span text:style-name="T4">start</text:span><text:span text:style-name="T2"> 02b4b3b7b905</text:span></text:p>
      <text:p text:style-name="P26">docker stop 02b4b3b7b905</text:p>
      <text:p text:style-name="P26"/>
      <text:p text:style-name="P26">С помощью Docker можно запустить командную оболочку shell внутри контейнера, выполнив следующую команду:</text:p>
      <text:p text:style-name="P3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6"/>
      <text:p text:style-name="P66"><text:span text:style-name="T47">docker run -it --name cowsay -h cowsay </text:span><text:span text:style-name="T51">debian</text:span><text:span text:style-name="T47"> bash </text:span></text:p>
      <text:p text:style-name="P66"><text:span text:style-name="T47">apt-get update </text:span><text:span text:style-name="T50">&amp;&amp; </text:span><text:span text:style-name="T47">apt-get install -y cowsay fortune </text:span></text:p>
      <text:p text:style-name="P47"><text:span text:style-name="T48">echo </text:span><text:span text:style-name="T49">"while true; do clear &amp;&amp; /usr/games/fortune | /usr/games/cowsay &amp;&amp; sleep </text:span><text:span text:style-name="T48">3</text:span><text:span text:style-name="T49">; done" &gt; /</text:span><text:span text:style-name="T52">usr/games/</text:span><text:span text:style-name="T49">test.sh</text:span></text:p>
      <text:p text:style-name="P51">chmod +x /usr/games/test.sh</text:p>
      <text:p text:style-name="P53"><text:span text:style-name="T49">/</text:span><text:span text:style-name="T52">usr/games/</text:span><text:span text:style-name="T49">test.sh</text:span></text:p>
      <text:p text:style-name="P3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8">docker commit cowsay test/cowsayimage</text:p>
      <text:p text:style-name="P34"><text:s/>Теперь у нас есть образ с предустановленным приложением cowsay, который мы можем запускать в любое время:</text:p>
      <text:p text:style-name="P49">docker run <text:s/>-e TERM=xterm <text:s/>test/cowsayimage <text:span text:style-name="T60">sh </text:span><text:span text:style-name="T56">/</text:span><text:span text:style-name="T57">usr/games/</text:span><text:span text:style-name="T56">test.sh</text:span></text:p>
      <text:p text:style-name="P54"><text:span text:style-name="T53">docker </text:span><text:span text:style-name="T54">run</text:span><text:span text:style-name="T53"> --tty </text:span><text:span text:style-name="T54">test/cowsayimage</text:span><text:span text:style-name="T53"> env TERM=xterm /</text:span><text:span text:style-name="T55">usr/games/</text:span><text:span text:style-name="T53">test.sh</text:span></text:p>
      <text:p text:style-name="P50">echo alias cowsay="'docker run --tty test/cowsayimage env TERM=xterm /usr/games/test.sh'"&gt;&gt;.bashrc</text:p>
      <text:p text:style-name="P55"><text:span text:style-name="T59">п</text:span><text:span text:style-name="T58">ерезагрузить терминал</text:span></text:p>
      <text:p text:style-name="P52">cowsay</text:p>
      <text:p text:style-name="P57"/>
      <text:p text:style-name="P61"><text:soft-page-break/>docker system prune -a</text:p>
      <text:p text:style-name="P59">Веб-сервер <text:s/></text:p>
      <text:p text:style-name="P65">docker run -it --rm -d -p 8080:80 --name web -v ~/SOFT/Github/GIT/16_WEB_ARHIV/CONTENT:/usr/share/nginx/html nginx</text:p>
      <text:p text:style-name="P45"><text:span text:style-name="T63"><text:s text:c="36"/></text:span>или</text:p>
      <text:p text:style-name="P45">docker<text:span text:style-name="T63"> </text:span>run<text:span text:style-name="T63"> </text:span>-it<text:span text:style-name="T63"> </text:span>--rm<text:span text:style-name="T63"> </text:span>-d<text:span text:style-name="T63"> </text:span>-p<text:span text:style-name="T63"> </text:span><text:span text:style-name="T64">8080</text:span>:<text:span text:style-name="T64">80</text:span><text:span text:style-name="T63"> </text:span>--name<text:span text:style-name="T63"> </text:span>web2<text:span text:style-name="T63"> </text:span>-v<text:span text:style-name="T63"> </text:span>~/SOFT/Github/GIT/<text:span text:style-name="T64">16_WEB_ARHIV</text:span>/CONTENT:/usr/local/apache2/htdocs/<text:span text:style-name="T63"> </text:span>httpd:<text:span text:style-name="T64">2.4</text:span></text:p>
      <text:p text:style-name="P46"/>
      <text:p text:style-name="P46"/>
      <text:p text:style-name="P45">docker<text:span text:style-name="T63"> </text:span>build<text:span text:style-name="T63"> </text:span>-t<text:span text:style-name="T63"> <text:s/></text:span>createwebcontent<text:span text:style-name="T63"> </text:span>~/SOFT/Github/GIT/<text:span text:style-name="T64">16_WEB_ARHIV</text:span></text:p>
      <text:p text:style-name="P45">Один<text:span text:style-name="T63"> </text:span>раз<text:span text:style-name="T63"> </text:span>дать<text:span text:style-name="T63"> </text:span>права<text:span text:style-name="T63"> </text:span>на<text:span text:style-name="T63"> </text:span>запись<text:span text:style-name="T63"> </text:span>других</text:p>
      <text:p text:style-name="P64">sudo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После<text:span text:style-name="T63"> </text:span>отработки<text:span text:style-name="T63"> </text:span>контейнера,<text:span text:style-name="T63"> </text:span>чтобы<text:span text:style-name="T63"> </text:span>пересобрать<text:span text:style-name="T63"> </text:span>-<text:span text:style-name="T63"> </text:span>удалить<text:span text:style-name="T63"> </text:span>под<text:span text:style-name="T63"> </text:span>root<text:span text:style-name="T63"> </text:span>файлы<text:span text:style-name="T63"> </text:span>из<text:span text:style-name="T63"> </text:span>content_for_web<text:span text:style-name="T63"> <text:s/></text:span>или</text:p>
      <text:p text:style-name="P64">sudo<text:span text:style-name="T63"> </text:span>chown<text:span text:style-name="T63"> </text:span>-R<text:span text:style-name="T63"> </text:span>evg:evg<text:span text:style-name="T63"> </text:span>~/SOFT/Github/GIT/<text:span text:style-name="T64">16_WEB_ARHIV</text:span>/CONTENT/content_for_web<text:span text:style-name="T63"> </text:span>&amp;&amp;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docker<text:span text:style-name="T63"> </text:span>run<text:span text:style-name="T63"> </text:span>--name=createwebcontent<text:span text:style-name="T63"> </text:span>--rm<text:span text:style-name="T63"> </text:span>-v<text:span text:style-name="T63"> </text:span>~/SOFT/Github/GIT/<text:span text:style-name="T64">16_WEB_ARHIV</text:span>/CONTENT:/home/evg/CONTENT<text:span text:style-name="T63"> </text:span>-v<text:span text:style-name="T63"> </text:span>~/SOFT/Github/GIT/<text:span text:style-name="T64">16_WEB_ARHIV</text:span>/Ниокр-Актуальные_документы:/home/evg/Ниокр-Актуальные_документы<text:span text:style-name="T63"> </text:span>-v<text:span text:style-name="T63"> </text:span>~/SOFT/Github/GIT/<text:span text:style-name="T64">16_WEB_ARHIV</text:span>/Ниокр-Документы_по_обозначениям:/home/evg/Ниокр-Документы_по_обозначениям<text:span text:style-name="T63"> </text:span>-v<text:span text:style-name="T63"> </text:span>~/SOFT/Github/GIT/<text:span text:style-name="T64">16_WEB_ARHIV</text:span>/Ниокр-Извещения_об_изменении:/home/evg/Ниокр-Извещения_об_изменении<text:span text:style-name="T63"> </text:span>-v<text:span text:style-name="T63"> </text:span>~/SOFT/Github/GIT/<text:span text:style-name="T64">16_WEB_ARHIV</text:span>/Ниокр-Неактуальные_документы:/home/evg/Ниокр-Неактуальные_документы<text:span text:style-name="T63"> </text:span>-v<text:span text:style-name="T63"> </text:span>/etc/timezone:/etc/timezone:ro<text:span text:style-name="T63"> </text:span>-v<text:span text:style-name="T63"> </text:span>/etc/localtime:/etc/localtime:ro<text:span text:style-name="T63"> </text:span>createwebcontent</text:p>
      <text:p text:style-name="P45"/>
      <text:p text:style-name="P45">docker<text:span text:style-name="T63"> </text:span>system<text:span text:style-name="T63"> </text:span>prune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save<text:span text:style-name="T63"> </text:span>createwebcontent<text:span text:style-name="T63"> </text:span>&gt;<text:span text:style-name="T63"> </text:span>createwebcontent.tar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load<text:span text:style-name="T63"> </text:span>-i<text:span text:style-name="T63"> </text:span>createwebcontent.tar</text:p>
      <text:p text:style-name="P56"/>
      <text:p text:style-name="P6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1T16:12:01.230058505</dc:date>
    <meta:editing-duration>P2DT11H2M35S</meta:editing-duration>
    <meta:editing-cycles>160</meta:editing-cycles>
    <meta:document-statistic meta:table-count="0" meta:image-count="0" meta:object-count="0" meta:page-count="3" meta:paragraph-count="92" meta:word-count="641" meta:character-count="6650" meta:non-whitespace-character-count="6030"/>
  </office:meta>
</office:document-meta>
</file>